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79.23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23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1.7mm" svg:y="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4.9mm" svg:y="4.46mm">
            <loext:p draw:notify-on-update-of-ranges="Sheet1.B1:Sheet1.B1 Sheet1.B2:Sheet1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6.27mm" svg:y="99.01mm">
            <loext:p draw:notify-on-update-of-ranges="Sheet1.B8:Sheet1.B8 Sheet1.B9:Sheet1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agnitude of Error (bp)</text:p>
          </table:table-cell>
          <table:table-cell office:value-type="string" calcext:value-type="string">
            <text:p>% Correc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agnitude of Error (bp)</text:p>
          </table:table-cell>
          <table:table-cell office:value-type="string" calcext:value-type="string">
            <text:p>% Chance of Erro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2" calcext:value-type="float">
            <text:p>0.13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2" calcext:value-type="float">
            <text:p>0.17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4" calcext:value-type="float">
            <text:p>0.10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6:50:54.010597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0:44:33.948855172</meta:creation-date>
    <dc:date>2016-08-16T18:03:59.882989581</dc:date>
    <meta:editing-duration>PT34M7S</meta:editing-duration>
    <meta:editing-cycles>2</meta:editing-cycles>
    <meta:generator>LibreOffice/5.0.2.2$Linux_X86_64 LibreOffice_project/00m0$Build-2</meta:generator>
    <meta:document-statistic meta:table-count="1" meta:cell-count="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6cm" chart:style-name="ch2">
          <text:p>Error Correction against Error Magnitude</text:p>
        </chart:title>
        <chart:plot-area chart:style-name="ch3" table:cell-range-address="Sheet1.B1:Sheet1.B6" chart:data-source-has-labels="row" svg:x="1.331cm" svg:y="1.301cm" svg:width="14.349cm" svg:height="6.538cm">
          <chartooo:coordinate-region svg:x="1.952cm" svg:y="1.5cm" svg:width="13.448cm" svg:height="5.692cm"/>
          <chart:axis chart:dimension="x" chart:name="primary-x" chart:style-name="ch4">
            <chart:title svg:x="6.781cm" svg:y="8.019cm" chart:style-name="ch5">
              <text:p>Magnitude of Error (bp)</text:p>
            </chart:title>
          </chart:axis>
          <chart:axis chart:dimension="y" chart:name="primary-y" chart:style-name="ch6">
            <chart:title svg:x="0.451cm" svg:y="5.897cm" chart:style-name="ch7">
              <text:p>% Correctly Fixed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orrec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08cm" svg:y="0.316cm" chart:style-name="ch2">
          <text:p>Chance of Error against Error Magnitude</text:p>
        </chart:title>
        <chart:plot-area chart:style-name="ch3" table:cell-range-address="Sheet1.B8:Sheet1.B13" chart:data-source-has-labels="row" svg:x="1.331cm" svg:y="1.301cm" svg:width="14.349cm" svg:height="6.538cm">
          <chartooo:coordinate-region svg:x="2.243cm" svg:y="1.5cm" svg:width="13.344cm" svg:height="5.692cm"/>
          <chart:axis chart:dimension="x" chart:name="primary-x" chart:style-name="ch4">
            <chart:title svg:x="6.781cm" svg:y="8.019cm" chart:style-name="ch5">
              <text:p>Magnitude of Error (bp)</text:p>
            </chart:title>
          </chart:axis>
          <chart:axis chart:dimension="y" chart:name="primary-y" chart:style-name="ch4">
            <chart:title svg:x="0.451cm" svg:y="7.577cm" chart:style-name="ch6">
              <text:p>% Relative chance of error after checking</text:p>
            </chart:title>
            <chart:grid chart:style-name="ch7" chart:class="major"/>
          </chart:axis>
          <chart:series chart:style-name="ch8" chart:values-cell-range-address="Sheet1.B9:Sheet1.B13" chart:label-cell-address="Sheet1.B8:Sheet1.B8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Chance of Error</text:p>
                <draw:g>
                  <svg:desc>Sheet1.B8:Sheet1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9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4">
                <text:p>0.1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